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8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00008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margin-left="-0.4917in" fo:margin-right="-0.3252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800000"/>
    </style:style>
    <style:style style:name="T2" style:family="text">
      <style:text-properties fo:color="#000080"/>
    </style:style>
    <style:style style:name="T3" style:family="text">
      <style:text-properties fo:color="#00008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bundle<text:tab/><text:tab/>agent|edit_line|server|executor|common|...<text:tab/></text:span><text:span text:style-name="T2">my_example_bundle</text:span><text:span text:style-name="T3">(args)</text:span></text:p>
      <text:p text:style-name="P8"># what is it<text:tab/>what is it for<text:tab/><text:tab/><text:tab/><text:tab/><text:tab/><text:tab/><text:tab/><text:tab/>what's it called? <text:s/>(vars)</text:p>
      <text:p text:style-name="P5">{</text:p>
      <text:p text:style-name="P1">files|processes|packages|commands|...<text:span text:style-name="T4">: <text:s text:c="8"/># what type of promise</text:span></text:p>
      <text:p text:style-name="P3"/>
      <text:p text:style-name="P2"><text:s text:c="4"/>any|linux|windows|Saturday|Sunday|webserver|mailserver|...<text:span text:style-name="T4">:: <text:s/></text:span><text:span text:style-name="T5"># context – where?</text:span></text:p>
      <text:p text:style-name="P6"/>
      <text:p text:style-name="P5"><text:s text:c="8"/><text:span text:style-name="T2">“regex of file name, process name, package name; or a command, a report, etc.”</text:span></text:p>
      <text:p text:style-name="P6"><text:s text:c="19"/>-&gt; <text:span text:style-name="T2">{ “Finance”, “Developers”, “another_app”, “promise_handle”, “etc.” },</text:span></text:p>
      <text:p text:style-name="P4"/>
      <text:p text:style-name="P5"><text:s text:c="17"/><text:span text:style-name="T1">comment</text:span> =&gt; <text:span text:style-name="T2">“The intention ...”,</text:span></text:p>
      <text:p text:style-name="P5"><text:span text:style-name="T2"><text:s text:c="21"/></text:span><text:span text:style-name="T1">handle</text:span><text:span text:style-name="T2"> </text:span><text:span text:style-name="T4">=&gt;</text:span><text:span text:style-name="T2"> “syntax_pattern_example”,</text:span></text:p>
      <text:p text:style-name="P5"><text:span text:style-name="T2"><text:s text:c="16"/></text:span><text:span text:style-name="T1">attribute1</text:span><text:span text:style-name="T2"> </text:span><text:span text:style-name="T4">=&gt;</text:span><text:span text:style-name="T2"> “literal_value1”,</text:span></text:p>
      <text:p text:style-name="P5"><text:span text:style-name="T2"><text:s text:c="16"/></text:span><text:span text:style-name="T1">attribute2</text:span><text:span text:style-name="T2"> </text:span><text:span text:style-name="T4">=&gt;</text:span><text:span text:style-name="T2"> “$(scalar_variable_name)”,</text:span></text:p>
      <text:p text:style-name="P5"><text:span text:style-name="T2"><text:s text:c="16"/></text:span><text:span text:style-name="T1">attribute3</text:span><text:span text:style-name="T2"> </text:span><text:span text:style-name="T4">=&gt;</text:span><text:span text:style-name="T2"> { “literal_value1”, “literal_value2”, … },</text:span></text:p>
      <text:p text:style-name="P5"><text:span text:style-name="T2"><text:s text:c="16"/></text:span><text:span text:style-name="T1">attribute4</text:span><text:span text:style-name="T2"> </text:span><text:span text:style-name="T4">=&gt;</text:span><text:span text:style-name="T2"> { @(list_variable_name) },</text:span></text:p>
      <text:p text:style-name="P7"><text:span text:style-name="T2"><text:s text:c="25"/></text:span><text:span text:style-name="T1">attribute5</text:span><text:span text:style-name="T2"> </text:span><text:span text:style-name="T4">=&gt;</text:span><text:span text:style-name="T2"> collection_of_promises,</text:span></text:p>
      <text:p text:style-name="P7"><text:span text:style-name="T2"><text:s text:c="25"/></text:span><text:span text:style-name="T1">attribute6</text:span><text:span text:style-name="T2"> </text:span><text:span text:style-name="T4">=&gt;</text:span><text:span text:style-name="T2"> collection_of_promise_attributes,</text:span></text:p>
      <text:p text:style-name="P7"><text:span text:style-name="T1"><text:s text:c="25"/>attribute7</text:span><text:span text:style-name="T2"> </text:span><text:span text:style-name="T4">=&gt;</text:span><text:span text:style-name="T2"> function(...);</text:span></text:p>
      <text:p text:style-name="P5">}</text:p>
      <text:p text:style-name="P5"><text:span text:style-name="T1">RED</text:span> – CFEngine reserved word. <text:span text:style-name="T2">BLUE</text:span> – Sys Admin's choice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aleksey tsalolikhin</meta:initial-creator>
    <meta:creation-date>2012-01-26T07:22:55</meta:creation-date>
    <dc:creator>root</dc:creator>
    <dc:date>2012-08-23T10:09:40</dc:date>
    <meta:editing-cycles>12</meta:editing-cycles>
    <meta:editing-duration>P1DT17H14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02" meta:character-count="1045"/>
  </office:meta>
</office:document-meta>
</file>